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B7000000789021D65BD5A59C61.png" manifest:media-type="image/png"/>
  <manifest:file-entry manifest:full-path="Pictures/100000010000010F00000044211F9570D1F89AB5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507in" table:align="margins"/>
    </style:style>
    <style:style style:name="Table1.A" style:family="table-column">
      <style:table-column-properties style:column-width="4.3424in" style:rel-column-width="41539*"/>
    </style:style>
    <style:style style:name="Table1.B" style:family="table-column">
      <style:table-column-properties style:column-width="0.6313in" style:rel-column-width="6038*"/>
    </style:style>
    <style:style style:name="Table1.C" style:family="table-column">
      <style:table-column-properties style:column-width="0.1875in" style:rel-column-width="1793*"/>
    </style:style>
    <style:style style:name="Table1.D" style:family="table-column">
      <style:table-column-properties style:column-width="1.6896in" style:rel-column-width="16165*"/>
    </style:style>
    <style:style style:name="Table1.1" style:family="table-row">
      <style:table-row-properties style:min-row-height="0.8076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8507in" table:align="margins"/>
    </style:style>
    <style:style style:name="Table2.A" style:family="table-column">
      <style:table-column-properties style:column-width="0.6208in" style:rel-column-width="5939*"/>
    </style:style>
    <style:style style:name="Table2.B" style:family="table-column">
      <style:table-column-properties style:column-width="2.1646in" style:rel-column-width="20706*"/>
    </style:style>
    <style:style style:name="Table2.C" style:family="table-column">
      <style:table-column-properties style:column-width="2.5049in" style:rel-column-width="23961*"/>
    </style:style>
    <style:style style:name="Table2.D" style:family="table-column">
      <style:table-column-properties style:column-width="0.2688in" style:rel-column-width="2570*"/>
    </style:style>
    <style:style style:name="Table2.E" style:family="table-column">
      <style:table-column-properties style:column-width="1.2431in" style:rel-column-width="11891*"/>
    </style:style>
    <style:style style:name="Table2.F" style:family="table-column">
      <style:table-column-properties style:column-width="0.0486in" style:rel-column-width="468*"/>
    </style:style>
    <style:style style:name="Table2.A1" style:family="table-cell">
      <style:table-cell-properties fo:background-color="#3465a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3465a4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B2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D2" style:family="table-cell">
      <style:table-cell-properties fo:padding="0.0382in" fo:border="none"/>
    </style:style>
    <style:style style:name="Table2.E2" style:family="table-cell">
      <style:table-cell-properties fo:padding="0.0382in" fo:border-left="none" fo:border-right="0.05pt solid #000000" fo:border-top="none" fo:border-bottom="none"/>
    </style:style>
    <style:style style:name="Table2.3" style:family="table-row">
      <style:table-row-properties style:min-row-height="0.1458in"/>
    </style:style>
    <style:style style:name="Table2.A3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2.B3" style:family="table-cell">
      <style:table-cell-properties fo:padding="0.0382in" fo:border-left="0.05pt solid #000000" fo:border-right="0.05pt solid #000000" fo:border-top="none" fo:border-bottom="none"/>
    </style:style>
    <style:style style:name="Table2.D3" style:family="table-cell">
      <style:table-cell-properties style:vertical-align="middle" fo:padding="0.0382in" fo:border="none"/>
    </style:style>
    <style:style style:name="Table2.F3" style:family="table-cell">
      <style:table-cell-properties style:vertical-align="middle" fo:padding="0.0382in" fo:border-left="none" fo:border-right="0.05pt solid #000000" fo:border-top="none" fo:border-bottom="none"/>
    </style:style>
    <style:style style:name="Table2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A6" style:family="table-cell">
      <style:table-cell-properties fo:padding="0.0382in" fo:border="none"/>
    </style:style>
    <style:style style:name="Table2.B6" style:family="table-cell">
      <style:table-cell-properties fo:padding="0.0382in" fo:border="none"/>
    </style:style>
    <style:style style:name="Table2.C6" style:family="table-cell">
      <style:table-cell-properties style:vertical-align="middle" fo:background-color="#c9211e" fo:padding="0.0382in" fo:border="0.05pt solid #000000">
        <style:background-image/>
      </style:table-cell-properties>
    </style:style>
    <style:style style:name="Table2.D6" style:family="table-cell">
      <style:table-cell-properties style:vertical-align="middle" fo:padding="0.0382in" fo:border-left="none" fo:border-right="none" fo:border-top="none" fo:border-bottom="0.05pt solid #000000"/>
    </style:style>
    <style:style style:name="Table2.E6" style:family="table-cell">
      <style:table-cell-properties style:vertical-align="middle" fo:padding="0.0382in" fo:border-left="none" fo:border-right="none" fo:border-top="none" fo:border-bottom="0.05pt solid #000000"/>
    </style:style>
    <style:style style:name="Table2.A7" style:family="table-cell">
      <style:table-cell-properties fo:padding="0.0382in" fo:border="none"/>
    </style:style>
    <style:style style:name="Table2.B7" style:family="table-cell">
      <style:table-cell-properties fo:padding="0.0382in" fo:border="none"/>
    </style:style>
    <style:style style:name="Table2.C7" style:family="table-cell">
      <style:table-cell-properties style:vertical-align="middle" fo:background-color="#c9211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D7" style:family="table-cell">
      <style:table-cell-properties style:vertical-align="middle" fo:padding="0.0382in" fo:border-left="none" fo:border-right="none" fo:border-top="none" fo:border-bottom="0.05pt solid #000000"/>
    </style:style>
    <style:style style:name="Table2.E7" style:family="table-cell">
      <style:table-cell-properties style:vertical-align="middle" fo:padding="0.0382in" fo:border-left="none" fo:border-right="none" fo:border-top="none" fo:border-bottom="0.05pt solid #000000"/>
    </style:style>
    <style:style style:name="Table2.A8" style:family="table-cell">
      <style:table-cell-properties fo:padding="0.0382in" fo:border="none"/>
    </style:style>
    <style:style style:name="Table2.B8" style:family="table-cell">
      <style:table-cell-properties fo:padding="0.0382in" fo:border="none"/>
    </style:style>
    <style:style style:name="Table2.D8" style:family="table-cell">
      <style:table-cell-properties style:vertical-align="middle" fo:padding="0.0382in" fo:border-left="none" fo:border-right="none" fo:border-top="none" fo:border-bottom="0.05pt solid #000000"/>
    </style:style>
    <style:style style:name="Table2.E8" style:family="table-cell">
      <style:table-cell-properties style:vertical-align="middle" fo:padding="0.0382in" fo:border-left="none" fo:border-right="none" fo:border-top="none" fo:border-bottom="0.05pt solid #000000"/>
    </style:style>
    <style:style style:name="Table2.A9" style:family="table-cell">
      <style:table-cell-properties fo:padding="0.0382in" fo:border="none"/>
    </style:style>
    <style:style style:name="Table2.B9" style:family="table-cell">
      <style:table-cell-properties fo:padding="0.0382in" fo:border="none"/>
    </style:style>
    <style:style style:name="Table2.D9" style:family="table-cell">
      <style:table-cell-properties style:vertical-align="middle" fo:padding="0.0382in" fo:border-left="none" fo:border-right="none" fo:border-top="none" fo:border-bottom="0.05pt solid #000000"/>
    </style:style>
    <style:style style:name="Table2.E9" style:family="table-cell">
      <style:table-cell-properties style:vertical-align="middle" fo:padding="0.0382in" fo:border-left="none" fo:border-right="none" fo:border-top="none" fo:border-bottom="0.05pt solid #000000"/>
    </style:style>
    <style:style style:name="Table5" style:family="table">
      <style:table-properties style:width="6.8507in" table:align="margins"/>
    </style:style>
    <style:style style:name="Table5.A" style:family="table-column">
      <style:table-column-properties style:column-width="0.6903in" style:rel-column-width="6603*"/>
    </style:style>
    <style:style style:name="Table5.B" style:family="table-column">
      <style:table-column-properties style:column-width="6.1604in" style:rel-column-width="58932*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2.8611in" fo:margin-left="3.9708in" table:align="left"/>
    </style:style>
    <style:style style:name="Table3.A" style:family="table-column">
      <style:table-column-properties style:column-width="2.8611in"/>
    </style:style>
    <style:style style:name="Table3.1" style:family="table-row">
      <style:table-row-properties style:min-row-height="1.0653in" fo:keep-together="always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2491fd7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cde5c" style:font-size-asian="28pt" style:font-weight-asian="bold" style:font-size-complex="2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6pt" officeooo:paragraph-rsid="01c4c2ab" style:font-size-asian="6pt" style:font-size-complex="6pt"/>
    </style:style>
    <style:style style:name="P6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8cde5c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491fd7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line-height="115%" fo:text-align="start" style:justify-single-word="false"/>
      <style:text-properties style:font-name="Arial" fo:font-size="9pt" officeooo:rsid="006f6841" officeooo:paragraph-rsid="009811d2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Liberation Sans" fo:font-size="15pt" fo:font-weight="bold" officeooo:paragraph-rsid="0344fd42" style:font-size-asian="15pt" style:font-weight-asian="bold" style:font-size-complex="15pt" style:font-weight-complex="bold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Liberation Sans" fo:font-size="9pt" fo:font-weight="bold" officeooo:rsid="020ab4f1" officeooo:paragraph-rsid="0344fd42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9pt" fo:font-weight="bold" officeooo:paragraph-rsid="0209e1b3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Liberation Sans" fo:font-size="7pt" fo:font-weight="normal" officeooo:rsid="020ab4f1" officeooo:paragraph-rsid="0344fd42" style:font-size-asian="7pt" style:font-weight-asian="normal" style:font-size-complex="7pt" style:font-weight-complex="normal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Liberation Sans" fo:font-size="7pt" fo:font-weight="normal" officeooo:rsid="021f6c3e" officeooo:paragraph-rsid="0344fd42" style:font-size-asian="7pt" style:font-weight-asian="normal" style:font-size-complex="7pt" style:font-weight-complex="normal"/>
    </style:style>
    <style:style style:name="P15" style:family="paragraph" style:parent-style-name="Table_20_Contents">
      <style:paragraph-properties fo:text-align="justify" style:justify-single-word="false"/>
      <style:text-properties style:font-name="Liberation Sans" fo:font-size="7pt" style:font-size-asian="7pt" style:font-size-complex="7pt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23ca0e5" officeooo:paragraph-rsid="02491fd7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line-height="115%"/>
      <style:text-properties style:font-name="Liberation Sans" fo:font-size="8pt" fo:font-weight="bold" officeooo:rsid="01c4c2ab" officeooo:paragraph-rsid="01c4c2ab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line-height="115%"/>
      <style:text-properties style:font-name="Liberation Sans" fo:font-size="8pt" fo:font-weight="bold" officeooo:rsid="01c4c2ab" officeooo:paragraph-rsid="025e81ad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line-height="115%"/>
      <style:text-properties style:font-name="Liberation Sans" fo:font-size="8pt" fo:font-weight="bold" officeooo:rsid="025e81ad" officeooo:paragraph-rsid="025e81ad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line-height="115%" fo:text-align="center" style:justify-single-word="false"/>
      <style:text-properties style:font-name="Liberation Sans" fo:font-size="8pt" fo:font-weight="bold" officeooo:rsid="025e81ad" officeooo:paragraph-rsid="025e81a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8pt" officeooo:paragraph-rsid="02491fd7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8pt" officeooo:paragraph-rsid="02491fd7" style:font-size-asian="8pt" style:font-size-complex="8pt"/>
    </style:style>
    <style:style style:name="P23" style:family="paragraph" style:parent-style-name="Table_20_Contents">
      <style:paragraph-properties fo:line-height="115%"/>
      <style:text-properties style:font-name="Liberation Sans" fo:font-size="8pt" officeooo:rsid="01c4c2ab" officeooo:paragraph-rsid="01c4c2ab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fo:font-size="8pt" style:font-size-asian="7pt" style:font-size-complex="8pt"/>
    </style:style>
    <style:style style:name="P25" style:family="paragraph" style:parent-style-name="Table_20_Contents">
      <style:paragraph-properties fo:text-align="end" style:justify-single-word="false"/>
      <style:text-properties style:font-name="Liberation Sans" fo:font-size="8pt" style:font-size-asian="7pt" style:font-size-complex="8pt"/>
    </style:style>
    <style:style style:name="P26" style:family="paragraph" style:parent-style-name="Text_20_body">
      <style:paragraph-properties fo:text-align="justify" style:justify-single-word="false"/>
      <style:text-properties style:font-name="Liberation Sans" fo:font-size="8pt" officeooo:rsid="006f6841" officeooo:paragraph-rsid="006f6841" style:font-size-asian="7pt" style:font-size-complex="8pt"/>
    </style:style>
    <style:style style:name="P27" style:family="paragraph" style:parent-style-name="Text_20_body">
      <style:text-properties style:font-name="Liberation Sans" fo:font-size="8pt" officeooo:rsid="01fcc9aa" officeooo:paragraph-rsid="02afabda" style:font-size-asian="7pt" style:font-size-complex="8pt"/>
    </style:style>
    <style:style style:name="P28" style:family="paragraph" style:parent-style-name="Text_20_body">
      <style:paragraph-properties fo:text-align="justify" style:justify-single-word="false"/>
      <style:text-properties style:font-name="Liberation Sans" fo:font-size="8pt" fo:font-style="italic" fo:font-weight="bold" officeooo:rsid="01fcc9aa" officeooo:paragraph-rsid="006f6841" style:font-size-asian="7pt" style:font-style-asian="italic" style:font-weight-asian="bold" style:font-size-complex="8pt" style:font-style-complex="italic" style:font-weight-complex="bold"/>
    </style:style>
    <style:style style:name="P29" style:family="paragraph" style:parent-style-name="Text_20_body">
      <style:text-properties style:font-name="Liberation Sans" fo:font-size="8pt" fo:font-style="italic" fo:font-weight="bold" officeooo:rsid="01fcc9aa" officeooo:paragraph-rsid="02afabda" style:font-size-asian="7pt" style:font-style-asian="italic" style:font-weight-asian="bold" style:font-size-complex="8pt" style:font-style-complex="italic" style:font-weight-complex="bold"/>
    </style:style>
    <style:style style:name="P30" style:family="paragraph" style:parent-style-name="Standard">
      <style:text-properties style:font-name="Liberation Sans" fo:font-size="8pt" fo:font-style="italic" fo:font-weight="bold" officeooo:rsid="01fcc9aa" officeooo:paragraph-rsid="02afabda" style:font-size-asian="7pt" style:font-style-asian="italic" style:font-weight-asian="bold" style:font-size-complex="8pt" style:font-style-complex="italic" style:font-weight-complex="bold"/>
    </style:style>
    <style:style style:name="P31" style:family="paragraph" style:parent-style-name="Text_20_body">
      <style:paragraph-properties fo:text-align="justify" style:justify-single-word="false"/>
      <style:text-properties style:font-name="Liberation Sans" fo:font-size="2pt" officeooo:rsid="006f6841" officeooo:paragraph-rsid="006f6841" style:font-size-asian="1.75pt" style:font-size-complex="2pt"/>
    </style:style>
    <style:style style:name="P32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1c4c2ab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color="#c9211e" loext:opacity="100%" style:font-name="Arial" fo:font-size="14pt" fo:font-weight="bold" officeooo:rsid="01c4c2ab" officeooo:paragraph-rsid="01c4c2ab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355269" loext:opacity="100%" style:font-name="Liberation Sans" fo:font-size="8pt" fo:font-weight="bold" officeooo:rsid="023ca0e5" officeooo:paragraph-rsid="02491fd7" style:font-size-asian="8pt" style:font-weight-asian="bold" style:font-size-complex="8pt" style:font-weight-complex="bold"/>
    </style:style>
    <style:style style:name="P35" style:family="paragraph" style:parent-style-name="Standard">
      <style:paragraph-properties fo:line-height="115%" fo:text-align="end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7pt" fo:font-weight="bold" officeooo:rsid="01d3af39" officeooo:paragraph-rsid="01d3af39" style:font-size-asian="7pt" style:font-weight-asian="bold" style:font-size-complex="7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7pt" fo:font-weight="bold" officeooo:rsid="029a4387" officeooo:paragraph-rsid="029a4387" style:font-size-asian="7pt" style:font-weight-asian="bold" style:font-size-complex="7pt" style:font-weight-complex="bold"/>
    </style:style>
    <style:style style:name="P38" style:family="paragraph" style:parent-style-name="Table_20_Main_20_Content_20_Left">
      <style:paragraph-properties fo:line-height="115%" fo:text-align="start" style:justify-single-word="false"/>
      <style:text-properties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2d96b1a" officeooo:paragraph-rsid="02d96b1a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39" style:family="paragraph" style:parent-style-name="Table_20_Main_20_Content_20_Left">
      <style:paragraph-properties fo:line-height="115%" fo:text-align="start" style:justify-single-word="false"/>
      <style:text-properties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2040bef" officeooo:paragraph-rsid="02040bef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0" style:family="paragraph" style:parent-style-name="Table_20_Main_20_Content_20_Left">
      <style:paragraph-properties fo:line-height="115%" fo:text-align="start" style:justify-single-word="false"/>
      <style:text-properties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29a4387" officeooo:paragraph-rsid="029a4387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officeooo:rsid="00938917" officeooo:paragraph-rsid="0084c29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officeooo:rsid="00938917" officeooo:paragraph-rsid="0084c29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officeooo:rsid="00938917" officeooo:paragraph-rsid="0084c29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officeooo:rsid="00938917" officeooo:paragraph-rsid="0084c29b" style:font-size-asian="6.0999999046325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bold" officeooo:rsid="00938917" officeooo:paragraph-rsid="0084c29b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46" style:family="paragraph" style:parent-style-name="Table_20_Main_20_Content_20_Left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bold" officeooo:paragraph-rsid="0173a489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1da422a" officeooo:paragraph-rsid="01da422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0" style:family="paragraph" style:parent-style-name="Table_20_Main_20_Content_20_Left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paragraph-rsid="0173a48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1" style:family="paragraph" style:parent-style-name="Table_20_Main_20_Content_20_Left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173a4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Main_20_Content_20_Left">
      <style:paragraph-properties fo:line-height="115%" fo:text-align="start" style:justify-single-word="false"/>
      <style:text-properties officeooo:paragraph-rsid="00f15275"/>
    </style:style>
    <style:style style:name="T1" style:family="text">
      <style:text-properties fo:font-size="6pt" officeooo:rsid="00d2f3b4" style:font-size-asian="6pt" style:font-size-complex="6pt"/>
    </style:style>
    <style:style style:name="T2" style:family="text">
      <style:text-properties fo:font-size="6pt" style:font-size-asian="5.25pt" style:font-size-complex="6pt"/>
    </style:style>
    <style:style style:name="T3" style:family="text">
      <style:text-properties fo:color="#3465a4" loext:opacity="100%" fo:font-style="italic" style:font-style-asian="italic" style:font-style-complex="italic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officeooo:rsid="00d8589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5" style:family="text">
      <style:text-properties officeooo:rsid="011f607e"/>
    </style:style>
    <style:style style:name="T6" style:family="text">
      <style:text-properties fo:color="#2a6099" loext:opacity="100%" style:font-name="Liberation Sans" fo:font-size="6pt" officeooo:rsid="00d2f3b4" style:font-size-asian="6pt" style:font-size-complex="6pt"/>
    </style:style>
    <style:style style:name="T7" style:family="text">
      <style:text-properties style:font-name="Liberation Sans" officeooo:rsid="0031c11d"/>
    </style:style>
    <style:style style:name="T8" style:family="text">
      <style:text-properties fo:font-size="7pt" fo:font-weight="normal" officeooo:rsid="0193fe4d" style:font-size-asian="7pt" style:font-weight-asian="normal" style:font-size-complex="7pt" style:font-weight-complex="normal"/>
    </style:style>
    <style:style style:name="T9" style:family="text">
      <style:text-properties officeooo:rsid="030895b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mail_branch" text:name="py3o.o.email_branch"/>
        <text:user-field-decl office:value-type="string" office:string-value="phone_branch" text:name="py3o.o.phone_branch"/>
        <text:user-field-decl office:value-type="string" office:string-value="website_branch" text:name="py3o.o.website_branch"/>
        <text:user-field-decl office:value-type="string" office:string-value="branch_address" text:name="py3o.objects.branch_address"/>
        <text:user-field-decl office:value-type="string" office:string-value="company_name" text:name="py3o.objects.company_id.name"/>
        <text:user-field-decl office:value-type="string" office:string-value="user_branch_id" text:name="py3o.objects.user_branch_id.name"/>
        <text:user-field-decl office:value-type="string" office:string-value="acc_holder_name" text:name="py3o.o.acc_holder_name"/>
        <text:user-field-decl office:value-type="string" office:string-value="acc_number" text:name="py3o.o.acc_number"/>
        <text:user-field-decl office:value-type="string" office:string-value="company_name" text:name="py3o.o.company_name"/>
        <text:user-field-decl office:value-type="string" office:string-value="name" text:name="py3o.objects.name"/>
        <text:user-field-decl office:value-type="string" office:string-value="shipper_name" text:name="py3o.organization.partner_id.name"/>
        <text:user-field-decl office:value-type="string" office:string-value="shipper_street" text:name="py3o.organization.partner_id.street"/>
        <text:user-field-decl office:value-type="string" office:string-value="shipper_city" text:name="py3o.organization.partner_id.city"/>
        <text:user-field-decl office:value-type="string" office:string-value="shipper_state_id.name" text:name="py3o.organization.partner_id.state_id.name"/>
        <text:user-field-decl office:value-type="string" office:string-value="shipper_zip" text:name="py3o.organization.partner_id.zip"/>
        <text:user-field-decl office:value-type="string" office:string-value="shipper_country_id.name" text:name="py3o.organization.partner_id.country_id.name"/>
        <text:user-field-decl office:value-type="string" office:string-value="mbl_no" text:name="py3o.objects.job_id.mbl_no"/>
        <text:user-field-decl office:value-type="string" office:string-value="job_id.name" text:name="py3o.objects.job_id.name"/>
        <text:user-field-decl office:value-type="string" office:string-value="scode" text:name="py3o.objects.pod_state_id.code"/>
        <text:user-field-decl office:value-type="string" office:string-value="ccode" text:name="py3o.objects.job_id.carrier.code"/>
        <text:user-field-decl office:value-type="string" office:string-value="sname" text:name="py3o.objects.pod_state_id.name"/>
        <text:user-field-decl office:value-type="string" office:string-value="contry name pod" text:name="py3o.objects.pod_state_id.country_id.name"/>
        <text:user-field-decl office:value-type="string" office:string-value="hbl_date" text:name="py3o.objects.job_id.hbl_date"/>
        <text:user-field-decl office:value-type="string" office:string-value="ccodemawb" text:name="py3o.objects.job_id.carrier.code_mawb"/>
        <text:user-field-decl office:value-type="string" office:string-value="no_house" text:name="py3o.objects.no_house"/>
        <text:user-field-decl office:value-type="string" office:string-value="ditujukan_kepada" text:name="py3o.objects.partner_id.name"/>
        <text:user-field-decl office:value-type="string" office:string-value="alamat_perusahaan" text:name="py3o.objects.partner_id.street"/>
        <text:user-field-decl office:value-type="string" office:string-value="customer_phone" text:name="py3o.objects.partner_id.phone"/>
        <text:user-field-decl office:value-type="string" office:string-value="customer_email" text:name="py3o.objects.partner_id.email"/>
        <text:user-field-decl office:value-type="string" office:string-value="customer_city" text:name="py3o.objects.partner_id.city"/>
        <text:user-field-decl office:value-type="string" office:string-value="" text:name="py3o.objects.company_id.street"/>
        <text:user-field-decl office:value-type="string" office:string-value="company_phone" text:name="py3o.objects.company_id.phone"/>
        <text:user-field-decl office:value-type="string" office:string-value="tanggal_invoice" text:name="py3o.objects.invoice_date"/>
        <text:user-field-decl office:value-type="string" office:string-value="invoice_date_due" text:name="py3o.objects.invoice_date_due"/>
        <text:user-field-decl office:value-type="string" office:string-value="td" text:name="py3o.objects.td"/>
        <text:user-field-decl office:value-type="string" office:string-value="muatan" text:name="py3o.objects.muatan"/>
        <text:user-field-decl office:value-type="string" office:string-value="gtbg" text:name="py3o.objects.gtbg"/>
        <text:user-field-decl office:value-type="string" office:string-value="fc_tunda" text:name="py3o.objects.tu_assist_fc"/>
        <text:user-field-decl office:value-type="string" office:string-value="vc_tunda" text:name="py3o.objects.tu_assist_vc"/>
        <text:user-field-decl office:value-type="string" office:string-value="fc_pandu" text:name="py3o.objects.pilotage_fc"/>
        <text:user-field-decl office:value-type="string" office:string-value="vc_pandu" text:name="py3o.objects.pilotage_vc"/>
        <text:user-field-decl office:value-type="string" office:string-value="pergerakan_in_out" text:name="py3o.objects.in_out"/>
        <text:user-field-decl office:value-type="string" office:string-value="total_sebelum_pajak" text:name="py3o.objects.total"/>
        <text:user-field-decl office:value-type="string" office:string-value="tanggal_invoice" text:name="py3o.objects.tanggal_invoice"/>
        <text:user-field-decl office:value-type="string" office:string-value="ditujukan_kepada.name" text:name="py3o.objects.ditujukan_kepada"/>
        <text:user-field-decl office:value-type="string" office:string-value="ditujukan_kepada" text:name="py3o.objects.ditujukan_kepada.name"/>
        <text:user-field-decl office:value-type="string" office:string-value="alamat_perusahaan" text:name="py3o.objects.alamat_perusahaan"/>
        <text:user-field-decl office:value-type="string" office:string-value="l_td" text:name="py3o.objects.l.td"/>
        <text:user-field-decl office:value-type="string" office:string-value="l_td" text:name="py3o.l.td"/>
        <text:user-field-decl office:value-type="string" office:string-value="l_ta" text:name="py3o.l.ta"/>
        <text:user-field-decl office:value-type="string" office:string-value="l_muatan" text:name="py3o.l.muatan"/>
        <text:user-field-decl office:value-type="string" office:string-value="l_gtbg" text:name="py3o.l.gtbg"/>
        <text:user-field-decl office:value-type="string" office:string-value="l_fc_tunda" text:name="py3o.l.fc_tunda"/>
        <text:user-field-decl office:value-type="string" office:string-value="l_vc_tunda" text:name="py3o.l.vc_tunda"/>
        <text:user-field-decl office:value-type="string" office:string-value="l_fc_pandu" text:name="py3o.l.fc_pandu"/>
        <text:user-field-decl office:value-type="string" office:string-value="l_vc_pandu" text:name="py3o.l.vc_pandu"/>
        <text:user-field-decl office:value-type="string" office:string-value="l_pergerakan_in_out" text:name="py3o.l.pergerakan_in_out"/>
        <text:user-field-decl office:value-type="string" office:string-value="sub_branch_ids" text:name="py3o.objects.sub_branch_ids"/>
        <text:user-field-decl office:value-type="string" office:string-value="sub_branch_ids" text:name="py3o.objects.sub_branch_ids.name"/>
        <text:user-field-decl office:value-type="string" office:string-value="logo" text:name="py3o.objects.logo"/>
        <text:user-field-decl office:value-type="string" office:string-value="logo" text:name="py3o.company_logo"/>
        <text:user-field-decl office:value-type="string" office:string-value="nomor_referensi" text:name="py3o.objects.nomor_referensi"/>
        <text:user-field-decl office:value-type="string" office:string-value="l_name" text:name="py3o.l.name"/>
        <text:user-field-decl office:value-type="string" office:string-value="l_nama_shipper" text:name="py3o.l.nama_shipper"/>
        <text:user-field-decl office:value-type="string" office:string-value="total_terbilang" text:name="py3o.o.total_terbilang"/>
        <text:user-field-decl office:value-type="string" office:string-value="jabatan" text:name="py3o.o.jabatan"/>
        <text:user-field-decl office:value-type="string" office:string-value="ttd" text:name="py3o.o.ttd"/>
        <text:user-field-decl office:value-type="string" office:string-value="phone" text:name="py3o.o.phone"/>
        <text:user-field-decl office:value-type="string" office:string-value="email" text:name="py3o.o.email"/>
        <text:user-field-decl office:value-type="string" office:string-value="kepada" text:name="py3o.o.kepada"/>
        <text:user-field-decl office:value-type="string" office:string-value="kata_pengantar" text:name="py3o.o.kata_pengantar"/>
        <text:user-field-decl office:value-type="string" office:string-value="deskripsi" text:name="py3o.o.deskripsi_tagihan"/>
        <text:user-field-decl office:value-type="string" office:string-value="tarif" text:name="py3o.o.tarif"/>
        <text:user-field-decl office:value-type="string" office:string-value="unit" text:name="py3o.o.unit"/>
        <text:user-field-decl office:value-type="string" office:string-value="satuan" text:name="py3o.o.satuan"/>
        <text:user-field-decl office:value-type="string" office:string-value="total_sebelum_pajak" text:name="py3o.o.total_sebelum_pajak"/>
        <text:user-field-decl office:value-type="string" office:string-value="l_deskripsi" text:name="py3o.l.deskripsi_tagihan"/>
        <text:user-field-decl office:value-type="string" office:string-value="l_tarif" text:name="py3o.l.tarif"/>
        <text:user-field-decl office:value-type="string" office:string-value="l_unit" text:name="py3o.l.unit"/>
        <text:user-field-decl office:value-type="string" office:string-value="l_satuan" text:name="py3o.l.satuan"/>
        <text:user-field-decl office:value-type="string" office:string-value="l_total_sebelum_pajak" text:name="py3o.l.total_sebelum_pajak"/>
        <text:user-field-decl office:value-type="string" office:string-value="l_nama_kapal" text:name="py3o.l.nama_kapal"/>
        <text:user-field-decl office:value-type="string" office:string-value="tanggal_invoice" text:name="py3o.objects.formatted_invoice_date"/>
      </text:user-field-decls>
      <text:p text:style-name="P3"><text:a xlink:type="simple" xlink:href="py3o://for=%22o%20in%20objects%22" text:style-name="Internet_20_link" text:visited-style-name="Visited_20_Internet_20_Link"><text:span text:style-name="T6">for="o in objects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3">Kepada :</text:p>
            <text:p text:style-name="P17"><text:user-field-get text:name="py3o.o.kepada">kepada</text:user-field-get></text:p>
            <text:p text:style-name="P17"><text:user-field-get text:name="py3o.objects.ditujukan_kepada.name">ditujukan_kepada</text:user-field-get></text:p>
            <text:p text:style-name="P17"><text:user-field-get text:name="py3o.objects.alamat_perusahaan">alamat_perusahaan</text:user-field-get></text:p>
          </table:table-cell>
          <table:table-cell table:style-name="Table1.A1" office:value-type="string">
            <text:p text:style-name="P19">No</text:p>
            <text:p text:style-name="P19">Tanggal</text:p>
          </table:table-cell>
          <table:table-cell table:style-name="Table1.A1" office:value-type="string">
            <text:p text:style-name="P20">:</text:p>
            <text:p text:style-name="P20">:</text:p>
          </table:table-cell>
          <table:table-cell table:style-name="Table1.A1" office:value-type="string">
            <text:p text:style-name="P18"><text:user-field-get text:name="py3o.objects.nomor_referensi">nomor_referensi</text:user-field-get><text:s/></text:p>
            <text:p text:style-name="P18"><text:user-field-get text:name="py3o.objects.formatted_invoice_date">tanggal_invoice</text:user-field-get></text:p>
          </table:table-cell>
        </table:table-row>
      </table:table>
      <text:p text:style-name="P31"/>
      <text:p text:style-name="P26"><text:user-field-get text:name="py3o.o.kata_pengantar">kata_pengantar</text:user-field-get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36">No</text:p>
          </table:table-cell>
          <table:table-cell table:style-name="Table2.A1" table:number-columns-spanned="2" office:value-type="string">
            <text:p text:style-name="P37">Deskripsi</text:p>
          </table:table-cell>
          <table:covered-table-cell/>
          <table:table-cell table:style-name="Table2.D1" table:number-columns-spanned="3" office:value-type="string">
            <text:p text:style-name="P36">Jumlah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5"/>
          </table:table-cell>
          <table:table-cell table:style-name="Table2.B2" table:number-columns-spanned="2" office:value-type="string">
            <text:p text:style-name="P52"><text:a xlink:type="simple" xlink:href="py3o://for=%22%22l%20in%20o.line_ids%22" text:style-name="Internet_20_link" text:visited-style-name="Visited_20_Internet_20_Link"><text:span text:style-name="T4">for=""l in o.line_ids"</text:span></text:a></text:p>
          </table:table-cell>
          <table:covered-table-cell/>
          <table:table-cell table:style-name="Table2.D2" office:value-type="string">
            <text:p text:style-name="P15"/>
          </table:table-cell>
          <table:table-cell table:style-name="Table2.E2" table:number-columns-spanned="2" office:value-type="string">
            <text:p text:style-name="P15"/>
          </table:table-cell>
          <table:covered-table-cell/>
        </table:table-row>
        <table:table-row table:style-name="Table2.3">
          <table:table-cell table:style-name="Table2.A3" office:value-type="string">
            <text:p text:style-name="P41"><text:text-input text:description="py3o://function=&quot;'{}'.format(l.no)&quot;">no</text:text-input></text:p>
          </table:table-cell>
          <table:table-cell table:style-name="Table2.B3" table:number-columns-spanned="2" office:value-type="string">
            <text:p text:style-name="P45"><text:user-field-get text:name="py3o.l.name">l_name</text:user-field-get></text:p>
            <text:p text:style-name="P42"><text:text-input text:description="py3o://function=&quot;'Rp. ' + '{:,.10g}'.format(l.tarif).replace(',', 'X').replace('.', ',').replace('X', '.') + ' x ' + '{:,.10g}'.format(l.unit).replace(',', 'X').replace('.', ',').replace('X', '.').rstrip(',0').rstrip(',') + ' ' + (l.satuan or '') if l.tarif else ''&quot;">l_tarif</text:text-input><text:s/></text:p>
          </table:table-cell>
          <table:covered-table-cell/>
          <table:table-cell table:style-name="Table2.D3" office:value-type="string">
            <text:p text:style-name="P48"><text:text-input text:description="py3o://function=&quot;'Rp.' if l.total_sebelum_pajak and l.total_sebelum_pajak &gt; 0 else ''&quot;">Rp</text:text-input></text:p>
          </table:table-cell>
          <table:table-cell table:style-name="Table2.D3" office:value-type="string">
            <text:p text:style-name="P47"><text:span text:style-name="T5"><text:s/></text:span><text:text-input text:description="py3o://function=&quot;'{:,.10g}'.format(l.total_sebelum_pajak).replace(',', 'X').replace('.', ',').replace('X', '.') if l.total_sebelum_pajak else ''&quot;">total_sebelum_pajak</text:text-input></text:p>
          </table:table-cell>
          <table:table-cell table:style-name="Table2.F3" office:value-type="string">
            <text:p text:style-name="P44"/>
          </table:table-cell>
        </table:table-row>
        <table:table-row>
          <table:table-cell table:style-name="Table2.A4" office:value-type="string">
            <text:p text:style-name="P15"/>
          </table:table-cell>
          <table:table-cell table:style-name="Table2.B4" table:number-columns-spanned="2" office:value-type="string">
            <text:p text:style-name="P51"><text:a xlink:type="simple" xlink:href="py3o:///for" text:style-name="Internet_20_link" text:visited-style-name="Visited_20_Internet_20_Link"><text:span text:style-name="T8">/for</text:span></text:a></text:p>
          </table:table-cell>
          <table:covered-table-cell/>
          <table:table-cell table:style-name="Table2.D4" office:value-type="string">
            <text:p text:style-name="P24"/>
          </table:table-cell>
          <table:table-cell table:style-name="Table2.E4" table:number-columns-spanned="2" office:value-type="string">
            <text:p text:style-name="P25"/>
          </table:table-cell>
          <table:covered-table-cell/>
        </table:table-row>
        <table:table-row>
          <table:table-cell table:style-name="Table2.A5" office:value-type="string">
            <text:p text:style-name="P15"/>
          </table:table-cell>
          <table:table-cell table:style-name="Table2.B5" table:number-columns-spanned="2" office:value-type="string">
            <text:p text:style-name="P46"/>
          </table:table-cell>
          <table:covered-table-cell/>
          <table:table-cell table:style-name="Table2.D4" office:value-type="string">
            <text:p text:style-name="P24"/>
          </table:table-cell>
          <table:table-cell table:style-name="Table2.E4" table:number-columns-spanned="2" office:value-type="string">
            <text:p text:style-name="P25"/>
          </table:table-cell>
          <table:covered-table-cell/>
        </table:table-row>
        <table:table-row>
          <table:table-cell table:style-name="Table2.A6" office:value-type="string">
            <text:p text:style-name="P15"/>
          </table:table-cell>
          <table:table-cell table:style-name="Table2.B6" office:value-type="string">
            <text:p text:style-name="P50"/>
          </table:table-cell>
          <table:table-cell table:style-name="Table2.C6" office:value-type="string">
            <text:p text:style-name="P40">NILAI PEKERJAAN</text:p>
          </table:table-cell>
          <table:table-cell table:style-name="Table2.D6" office:value-type="string">
            <text:p text:style-name="P49">Rp.</text:p>
          </table:table-cell>
          <table:table-cell table:style-name="Table2.E6" office:value-type="string">
            <text:p text:style-name="P47"><text:span text:style-name="T5"><text:s/></text:span><text:text-input text:description="py3o://function=&quot;'{:,.10g}'.format(o.nilai_pekerjaan).replace(',', 'X').replace('.', ',').replace('X', '.') if o.nilai_pekerjaan else ''&quot;">nilai_pekerjaan</text:text-input></text:p>
          </table:table-cell>
          <table:table-cell table:style-name="Table2.E4" office:value-type="string">
            <text:p text:style-name="P43"/>
          </table:table-cell>
        </table:table-row>
        <table:table-row>
          <table:table-cell table:style-name="Table2.A6" office:value-type="string">
            <text:p text:style-name="P15"/>
          </table:table-cell>
          <table:table-cell table:style-name="Table2.B7" office:value-type="string">
            <text:p text:style-name="P50"/>
          </table:table-cell>
          <table:table-cell table:style-name="Table2.C7" office:value-type="string">
            <text:p text:style-name="P38">DASAR PENGENAAN PAJAK <text:span text:style-name="T9">NILAI LAIN</text:span></text:p>
          </table:table-cell>
          <table:table-cell table:style-name="Table2.D7" office:value-type="string">
            <text:p text:style-name="P49">Rp.</text:p>
          </table:table-cell>
          <table:table-cell table:style-name="Table2.E7" office:value-type="string">
            <text:p text:style-name="P47"><text:span text:style-name="T5"><text:s/></text:span><text:text-input text:description="py3o://function=&quot;'{:,.10g}'.format(o.total_sebelum_pajak).replace(',', 'X').replace('.', ',').replace('X', '.') if o.total_sebelum_pajak else ''&quot;">total_sebelum_pajak</text:text-input></text:p>
          </table:table-cell>
          <table:table-cell table:style-name="Table2.E4" office:value-type="string">
            <text:p text:style-name="P43"/>
          </table:table-cell>
        </table:table-row>
        <table:table-row>
          <table:table-cell table:style-name="Table2.A6" office:value-type="string">
            <text:p text:style-name="P15"/>
          </table:table-cell>
          <table:table-cell table:style-name="Table2.B8" office:value-type="string">
            <text:p text:style-name="P50"/>
          </table:table-cell>
          <table:table-cell table:style-name="Table2.C7" office:value-type="string">
            <text:p text:style-name="P38">PPN</text:p>
          </table:table-cell>
          <table:table-cell table:style-name="Table2.D8" office:value-type="string">
            <text:p text:style-name="P49">Rp.</text:p>
          </table:table-cell>
          <table:table-cell table:style-name="Table2.E8" office:value-type="string">
            <text:p text:style-name="P47"><text:span text:style-name="T5"><text:s/></text:span><text:text-input text:description="py3o://function=&quot;'{:,.10g}'.format(o.total_pajak).replace(',', 'X').replace('.', ',').replace('X', '.') if o.total_pajak else ''&quot;">total_pajak</text:text-input></text:p>
          </table:table-cell>
          <table:table-cell table:style-name="Table2.E4" office:value-type="string">
            <text:p text:style-name="P43"/>
          </table:table-cell>
        </table:table-row>
        <table:table-row>
          <table:table-cell table:style-name="Table2.A6" office:value-type="string">
            <text:p text:style-name="P15"/>
          </table:table-cell>
          <table:table-cell table:style-name="Table2.B9" office:value-type="string">
            <text:p text:style-name="P50"/>
          </table:table-cell>
          <table:table-cell table:style-name="Table2.C7" office:value-type="string">
            <text:p text:style-name="P39">TOTAL TAGIHAN</text:p>
          </table:table-cell>
          <table:table-cell table:style-name="Table2.D9" office:value-type="string">
            <text:p text:style-name="P49">Rp.</text:p>
          </table:table-cell>
          <table:table-cell table:style-name="Table2.E9" office:value-type="string">
            <text:p text:style-name="P47"><text:span text:style-name="T5"><text:s/></text:span><text:text-input text:description="py3o://function=&quot;'{:,.10g}'.format(o.total_sesudah_pajak).replace(',', 'X').replace('.', ',').replace('X', '.') if o.total_sesudah_pajak else ''&quot;">total_sesudah</text:text-input></text:p>
          </table:table-cell>
          <table:table-cell table:style-name="Table2.E4" office:value-type="string">
            <text:p text:style-name="P43"/>
          </table:table-cell>
        </table:table-row>
      </table:table>
      <text:p text:style-name="P2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7">Terbilang : </text:p>
          </table:table-cell>
          <table:table-cell table:style-name="Table5.A1" office:value-type="string">
            <text:p text:style-name="P29"><text:user-field-get text:name="py3o.o.total_terbilang">total_terbilang</text:user-field-get></text:p>
          </table:table-cell>
        </table:table-row>
      </table:table>
      <text:p text:style-name="P30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2"><text:user-field-get text:name="py3o.o.jabatan">jabatan</text:user-field-get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user-field-get text:name="py3o.o.ttd">ttd</text:user-field-get></text:p>
          </table:table-cell>
        </table:table-row>
      </table:table>
      <text:p text:style-name="P8"><text:a xlink:type="simple" xlink:href="py3o:///for" text:style-name="Internet_20_link" text:visited-style-name="Visited_20_Internet_20_Link"><text:span text:style-name="T7">fo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6.8in" fo:margin-left="0.0396in" table:align="left"/>
    </style:style>
    <style:style style:name="Table6.A" style:family="table-column">
      <style:table-column-properties style:column-width="1.3694in"/>
    </style:style>
    <style:style style:name="Table6.B" style:family="table-column">
      <style:table-column-properties style:column-width="3.6285in"/>
    </style:style>
    <style:style style:name="Table6.C" style:family="table-column">
      <style:table-column-properties style:column-width="1.8021in"/>
    </style:style>
    <style:style style:name="Table6.1" style:family="table-row">
      <style:table-row-properties style:min-row-height="0.807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4" style:family="table">
      <style:table-properties style:width="6.8507in" table:align="margins"/>
    </style:style>
    <style:style style:name="Table4.A" style:family="table-column">
      <style:table-column-properties style:column-width="0.6806in" style:rel-column-width="6510*"/>
    </style:style>
    <style:style style:name="Table4.B" style:family="table-column">
      <style:table-column-properties style:column-width="0.25in" style:rel-column-width="2391*"/>
    </style:style>
    <style:style style:name="Table4.C" style:family="table-column">
      <style:table-column-properties style:column-width="5.9201in" style:rel-column-width="56634*"/>
    </style:style>
    <style:style style:name="Table4.A1" style:family="table-cell">
      <style:table-cell-properties fo:padding="0.0382in" fo:border="none"/>
    </style:style>
    <style:style style:name="Table7" style:family="table">
      <style:table-properties style:width="6.8507in" table:align="margins" fo:background-color="transparent">
        <style:background-image/>
      </style:table-properties>
    </style:style>
    <style:style style:name="Table7.A" style:family="table-column">
      <style:table-column-properties style:column-width="4.0028in" style:rel-column-width="38291*"/>
    </style:style>
    <style:style style:name="Table7.B" style:family="table-column">
      <style:table-column-properties style:column-width="2.8479in" style:rel-column-width="27244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style:vertical-align="middle" fo:padding="0in" fo:border="none" style:writing-mode="page"/>
    </style:style>
    <style:style style:name="M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MP3" style:family="paragraph" style:parent-style-name="Table_20_Contents">
      <style:paragraph-properties fo:line-height="100%" fo:text-align="center" style:justify-single-word="false"/>
      <style:text-properties style:font-name="Liberation Sans" fo:font-size="15pt" fo:font-weight="bold" officeooo:paragraph-rsid="0344fd42" style:font-size-asian="15pt" style:font-weight-asian="bold" style:font-size-complex="15pt" style:font-weight-complex="bold"/>
    </style:style>
    <style:style style:name="MP4" style:family="paragraph" style:parent-style-name="Table_20_Contents">
      <style:paragraph-properties fo:line-height="100%" fo:text-align="center" style:justify-single-word="false"/>
      <style:text-properties style:font-name="Liberation Sans" fo:font-size="9pt" fo:font-weight="bold" officeooo:rsid="020ab4f1" officeooo:paragraph-rsid="0344fd42" style:font-size-asian="9pt" style:font-weight-asian="bold" style:font-size-complex="9pt" style:font-weight-complex="bold"/>
    </style:style>
    <style:style style:name="MP5" style:family="paragraph" style:parent-style-name="Table_20_Contents">
      <style:paragraph-properties fo:line-height="100%" fo:text-align="center" style:justify-single-word="false"/>
      <style:text-properties style:font-name="Liberation Sans" fo:font-size="7pt" fo:font-weight="normal" officeooo:rsid="020ab4f1" officeooo:paragraph-rsid="0344fd42" style:font-size-asian="7pt" style:font-weight-asian="normal" style:font-size-complex="7pt" style:font-weight-complex="normal"/>
    </style:style>
    <style:style style:name="MP6" style:family="paragraph" style:parent-style-name="Table_20_Contents">
      <style:paragraph-properties fo:line-height="100%" fo:text-align="center" style:justify-single-word="false"/>
      <style:text-properties style:font-name="Liberation Sans" fo:font-size="7pt" fo:font-weight="normal" officeooo:rsid="021f6c3e" officeooo:paragraph-rsid="0344fd42" style:font-size-asian="7pt" style:font-weight-asian="normal" style:font-size-complex="7pt" style:font-weight-complex="normal"/>
    </style:style>
    <style:style style:name="MP7" style:family="paragraph" style:parent-style-name="Table_20_Contents">
      <style:paragraph-properties fo:text-align="center" style:justify-single-word="false"/>
      <style:text-properties style:font-name="Arial" fo:font-size="6pt" officeooo:paragraph-rsid="01c4c2ab" style:font-size-asian="6pt" style:font-size-complex="6pt"/>
    </style:style>
    <style:style style:name="MP8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1c4c2ab" style:font-size-asian="10pt" style:font-size-complex="10pt"/>
    </style:style>
    <style:style style:name="MP9" style:family="paragraph" style:parent-style-name="Table_20_Contents">
      <style:paragraph-properties fo:text-align="center" style:justify-single-word="false"/>
      <style:text-properties fo:color="#c9211e" loext:opacity="100%" style:font-name="Arial" fo:font-size="14pt" fo:font-weight="bold" officeooo:rsid="01c4c2ab" officeooo:paragraph-rsid="01c4c2ab" style:font-size-asian="14pt" style:font-weight-asian="bold" style:font-size-complex="14pt" style:font-weight-complex="bold"/>
    </style:style>
    <style:style style:name="MP10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8cde5c" style:font-size-asian="9pt" style:font-weight-asian="bold" style:font-size-complex="9pt" style:font-weight-complex="bold"/>
    </style:style>
    <style:style style:name="MP1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2491fd7" style:font-size-asian="28pt" style:font-weight-asian="bold" style:font-size-complex="28pt" style:font-weight-complex="bold"/>
    </style:style>
    <style:style style:name="MP12" style:family="paragraph" style:parent-style-name="Table_20_Contents">
      <style:paragraph-properties fo:text-align="start" style:justify-single-word="false"/>
      <style:text-properties fo:color="#355269" loext:opacity="100%" style:font-name="Liberation Sans" fo:font-size="8pt" fo:font-weight="bold" officeooo:rsid="023ca0e5" officeooo:paragraph-rsid="02491fd7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23ca0e5" officeooo:paragraph-rsid="02491fd7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center" style:justify-single-word="false"/>
      <style:text-properties style:font-name="Liberation Sans" fo:font-size="8pt" officeooo:paragraph-rsid="02491fd7" style:font-size-asian="8pt" style:font-size-complex="8pt"/>
    </style:style>
    <style:style style:name="MP15" style:family="paragraph" style:parent-style-name="Table_20_Contents">
      <style:paragraph-properties fo:text-align="start" style:justify-single-word="false"/>
      <style:text-properties style:font-name="Liberation Sans" fo:font-size="8pt" officeooo:paragraph-rsid="02491fd7" style:font-size-asian="8pt" style:font-size-complex="8pt"/>
    </style:style>
    <style:style style:name="MP16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491fd7" style:font-size-asian="9pt" style:font-weight-asian="bold" style:font-size-complex="9pt" style:font-weight-complex="bold"/>
    </style:style>
    <style:style style:name="MP17" style:family="paragraph" style:parent-style-name="Standard">
      <style:paragraph-properties fo:line-height="115%" fo:text-align="end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MP18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MT1" style:family="text">
      <style:text-properties fo:font-size="6pt" officeooo:rsid="00d2f3b4" style:font-size-asian="6pt" style:font-size-complex="6pt"/>
    </style:style>
    <style:style style:name="MT2" style:family="text">
      <style:text-properties fo:color="#3465a4" loext:opacity="100%" fo:font-style="italic" style:font-style-asian="italic" style:font-style-complex="italic"/>
    </style:style>
    <style:style style:name="MT3" style:family="text">
      <style:text-properties fo:font-size="6pt" style:font-size-asian="5.25pt" style:font-size-complex="6pt"/>
    </style:style>
    <style:style style:name="MT4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15in" fo:margin-bottom="0.7098in" fo:margin-left="0.7098in" fo:margin-right="0.7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1in" fo:background-color="transparent" style:dynamic-spacing="false" draw:fill="none" draw:fill-color="#729fcf"/>
      </style:header-style>
      <style:footer-style>
        <style:header-footer-properties fo:min-height="0.1602in" fo:margin-left="0in" fo:margin-right="0in" fo:margin-top="0.1201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email_branch" text:name="py3o.o.email_branch"/>
          <text:user-field-decl office:value-type="string" office:string-value="phone_branch" text:name="py3o.o.phone_branch"/>
          <text:user-field-decl office:value-type="string" office:string-value="website_branch" text:name="py3o.o.website_branch"/>
          <text:user-field-decl office:value-type="string" office:string-value="branch_address" text:name="py3o.objects.branch_address"/>
          <text:user-field-decl office:value-type="string" office:string-value="company_name" text:name="py3o.objects.company_id.name"/>
          <text:user-field-decl office:value-type="string" office:string-value="user_branch_id" text:name="py3o.objects.user_branch_id.name"/>
        </text:user-field-decls>
        <text:p text:style-name="MP1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"><draw:frame draw:style-name="Mfr1" draw:name="Image2" text:anchor-type="char" svg:x="5.2563in" svg:y="0.1339in" svg:width="1.3689in" svg:height="0.3429in" draw:z-index="1"><draw:image xlink:href="Pictures/100000010000010F00000044211F9570D1F89AB5.png" xlink:type="simple" xlink:show="embed" xlink:actuate="onLoad" draw:mime-type="image/png"/></draw:frame><draw:frame draw:style-name="Mfr2" draw:name="Image3" text:anchor-type="char" svg:x="0.1299in" svg:y="0.0681in" svg:width="1.0311in" svg:height="0.6465in" draw:z-index="0"><draw:image xlink:href="Pictures/10000001000000B7000000789021D65BD5A59C61.png" xlink:type="simple" xlink:show="embed" xlink:actuate="onLoad" draw:mime-type="image/png"/></draw:frame></text:p>
            </table:table-cell>
            <table:table-cell table:style-name="Table6.A1" office:value-type="string">
              <text:p text:style-name="MP3"><text:user-field-get text:name="py3o.objects.company_id.name">company_name</text:user-field-get></text:p>
              <text:p text:style-name="MP4"><text:user-field-get text:name="py3o.objects.user_branch_id.name">user_branch_id</text:user-field-get></text:p>
              <text:p text:style-name="MP5"><text:user-field-get text:name="py3o.objects.branch_address">branch_address</text:user-field-get></text:p>
              <text:p text:style-name="MP6">Telp. <text:user-field-get text:name="py3o.o.phone_branch">phone_branch</text:user-field-get><text:s/></text:p>
              <text:p text:style-name="MP6">e-mail : <text:span text:style-name="MT2"><text:user-field-get text:name="py3o.o.email_branch">email_branch</text:user-field-get></text:span></text:p>
              <text:p text:style-name="MP6">website : <text:span text:style-name="MT2"><text:user-field-get text:name="py3o.o.website_branch">website_branch</text:user-field-get></text:span></text:p>
            </table:table-cell>
            <table:table-cell table:style-name="Table6.C1" office:value-type="string">
              <text:p text:style-name="MP7"/>
              <text:p text:style-name="MP7"/>
              <text:p text:style-name="MP7"/>
              <text:p text:style-name="MP7"/>
              <text:p text:style-name="MP8"/>
              <text:p text:style-name="MP9">INVOICE</text:p>
            </table:table-cell>
          </table:table-row>
        </table:table>
        <text:p text:style-name="MP10"><text:a xlink:type="simple" xlink:href="py3o:///for" text:style-name="Internet_20_link" text:visited-style-name="Visited_20_Internet_20_Link"><text:span text:style-name="MT3">for</text:span></text:a></text:p>
      </style:header>
      <style:footer>
        <text:user-field-decls>
          <text:user-field-decl office:value-type="string" office:string-value="acc_holder_name" text:name="py3o.o.acc_holder_name"/>
          <text:user-field-decl office:value-type="string" office:string-value="acc_number" text:name="py3o.o.acc_number"/>
          <text:user-field-decl office:value-type="string" office:string-value="company_name" text:name="py3o.o.company_name"/>
        </text:user-field-decls>
        <text:p text:style-name="MP11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table:number-columns-spanned="3" office:value-type="string">
              <text:p text:style-name="MP12">BANK INFORMATION</text:p>
            </table:table-cell>
            <table:covered-table-cell/>
            <table:covered-table-cell/>
          </table:table-row>
          <table:table-row>
            <table:table-cell table:style-name="Table4.A1" office:value-type="string">
              <text:p text:style-name="MP13">Nama</text:p>
            </table:table-cell>
            <table:table-cell table:style-name="Table4.A1" office:value-type="string">
              <text:p text:style-name="MP14">:</text:p>
            </table:table-cell>
            <table:table-cell table:style-name="Table4.A1" office:value-type="string">
              <text:p text:style-name="MP15"><text:user-field-get text:name="py3o.o.company_name">company_name</text:user-field-get></text:p>
            </table:table-cell>
          </table:table-row>
          <table:table-row>
            <table:table-cell table:style-name="Table4.A1" office:value-type="string">
              <text:p text:style-name="MP13">Bank</text:p>
            </table:table-cell>
            <table:table-cell table:style-name="Table4.A1" office:value-type="string">
              <text:p text:style-name="MP14">:</text:p>
            </table:table-cell>
            <table:table-cell table:style-name="Table4.A1" office:value-type="string">
              <text:p text:style-name="MP15"><text:user-field-get text:name="py3o.o.acc_holder_name">acc_holder_name</text:user-field-get></text:p>
            </table:table-cell>
          </table:table-row>
          <table:table-row>
            <table:table-cell table:style-name="Table4.A1" office:value-type="string">
              <text:p text:style-name="MP13">No. Rek.</text:p>
            </table:table-cell>
            <table:table-cell table:style-name="Table4.A1" office:value-type="string">
              <text:p text:style-name="MP14">:</text:p>
            </table:table-cell>
            <table:table-cell table:style-name="Table4.A1" office:value-type="string">
              <text:p text:style-name="MP15"><text:user-field-get text:name="py3o.o.acc_number">acc_number</text:user-field-get></text:p>
            </table:table-cell>
          </table:table-row>
        </table:table>
        <text:p text:style-name="MP16"><text:a xlink:type="simple" xlink:href="py3o:///for" text:style-name="Internet_20_link" text:visited-style-name="Visited_20_Internet_20_Link">For</text:a></text:p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7"><text:a xlink:type="simple" xlink:href="http://www.adhigunaputera.com/" text:style-name="Internet_20_link" text:visited-style-name="Visited_20_Internet_20_Link">www.adhigunaputera.com</text:a> </text:p>
            </table:table-cell>
            <table:table-cell table:style-name="Table7.A1" office:value-type="string">
              <text:p text:style-name="MP18"><text:page-number text:select-page="current">1</text:page-number></text:p>
            </table:table-cell>
          </table:table-row>
        </table:table>
        <text:p text:style-name="MP1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04T11:11:24.791934295</meta:creation-date>
    <dc:date>2025-04-28T11:09:21.549966051</dc:date>
    <meta:editing-duration>P11DT23H31M19S</meta:editing-duration>
    <meta:editing-cycles>300</meta:editing-cycles>
    <meta:generator>LibreOffice/7.4.7.2$Linux_X86_64 LibreOffice_project/40$Build-2</meta:generator>
    <meta:document-statistic meta:table-count="7" meta:image-count="2" meta:object-count="0" meta:page-count="1" meta:paragraph-count="62" meta:word-count="101" meta:character-count="644" meta:non-whitespace-character-count="611"/>
  </office:meta>
</office:document-meta>
</file>